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68fda" officeooo:paragraph-rsid="00068fda"/>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68fda" officeooo:paragraph-rsid="00068fda"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68fda" officeooo:paragraph-rsid="00068fda"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6ae3b" officeooo:paragraph-rsid="0006ae3b"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8bbf0" officeooo:paragraph-rsid="0008bbf0" style:font-weight-asian="bold" style:font-weight-complex="bold"/>
    </style:style>
    <style:style style:name="P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68fda" officeooo:paragraph-rsid="00068fda" style:font-size-asian="24pt" style:font-weight-asian="bold" style:font-size-complex="24pt" style:font-weight-complex="bold"/>
    </style:style>
    <style:style style:name="P7" style:family="paragraph" style:parent-style-name="Standard">
      <style:paragraph-properties fo:text-align="start" style:justify-single-word="false"/>
      <style:text-properties style:text-underline-style="none" fo:font-weight="normal" officeooo:rsid="00068fda" officeooo:paragraph-rsid="00068fda"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6ae3b" officeooo:paragraph-rsid="0006ae3b"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8bbf0" officeooo:paragraph-rsid="0008bbf0" style:font-weight-asian="normal" style:font-weight-complex="normal"/>
    </style:style>
    <style:style style:name="P10" style:family="paragraph" style:parent-style-name="Standard">
      <style:paragraph-properties fo:text-align="start" style:justify-single-word="false" fo:break-before="page"/>
      <style:text-properties officeooo:paragraph-rsid="00068fda"/>
    </style:style>
    <style:style style:name="T1" style:family="text">
      <style:text-properties style:text-underline-style="solid" style:text-underline-width="auto" style:text-underline-color="font-color" fo:font-weight="bold" officeooo:rsid="00068fda"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COMPTE RENDU</text:p>
      <text:p text:style-name="P6">Fourmi de Langton</text:p>
      <text:p text:style-name="P2"/>
      <text:p text:style-name="P10"><text:span text:style-name="T1">3 Preliminaire:</text:span></text:p>
      <text:p text:style-name="P3"/>
      <text:p text:style-name="P7">Pour ce TP nous utliserons le versioning en usant des outils de GitHub. Ainsi la prise en main de GitHub et des nouvelles mises a jours a du etre effectue.</text:p>
      <text:p text:style-name="P8"/>
      <text:p text:style-name="P8">Les notions revues pour ce TP sont :</text:p>
      <text:p text:style-name="P8">- Les pointeurs</text:p>
      <text:p text:style-name="P8">- Les structures</text:p>
      <text:p text:style-name="P8">- Le versioning</text:p>
      <text:p text:style-name="P8">- Gestion de memoire</text:p>
      <text:p text:style-name="P8">-Les notions de base (boucle ect..)</text:p>
      <text:p text:style-name="P8"/>
      <text:p text:style-name="P4">4 Premiere partie : initialisation de la fourmi :</text:p>
      <text:p text:style-name="P4"/>
      <text:p text:style-name="P4">Question 1 :</text:p>
      <text:p text:style-name="P8">Il nous faudrat stocker les informations dans une liste chaines plutot que dans un tableau car on ne connaît pas la taille exact du nombre de mouvement/etat qu’effectura notre fourmi.Ainsi la liste nous permet de chainer un prochain element au dernier et ainsi de suite.</text:p>
      <text:p text:style-name="P4">Question 2 :</text:p>
      <text:p text:style-name="P8">Une liste doublement chaine est une liste ou l’on connaît aussi l’element precedent. Ainsi en ayant l’information memoire de l’element suivant et precedant nous aurions pu faire plus de manipulation comme par exemple imprime a l’envers tout les etats</text:p>
      <text:p text:style-name="P4">Question 3 ,4,5:</text:p>
      <text:p text:style-name="P8">On cree la structure struct etat qui nous servivra de liste et ainsi de point de verification a chaque etat « checkpoint ».</text:p>
      <text:p text:style-name="P8"/>
      <text:p text:style-name="P8">Pour declarer la structure struct etat avec une allocation statique on utilise ..=malloc(sizeof(struct etat)) ;. Par ailleurs si nous devions la declarer avec une allocation dynamique nous aurions utiliser calloc:..= calloc(1,sizeof(struct etat)) ;</text:p>
      <text:p text:style-name="P8"/>
      <text:p text:style-name="P5">Les optimisations :</text:p>
      <text:p text:style-name="P5"/>
      <text:p text:style-name="P9">Nous aurions pu optimiser le code en ne stockant rien dans la pile et la memoire et afficher tout directement. De plus nous avons cree une fonction freeAll qui a pour bu de liberer toute allocation memoire alloue au paravant par la structure.</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8fda" officeooo:paragraph-rsid="00068fd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imitrii Benoit, Yanis Louvard<text:tab/>TP 2 C Compte Rendu<text:tab/>Fourmi de Langto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6T13:18:22.432865744</meta:creation-date>
    <dc:date>2022-11-06T15:23:53.335935719</dc:date>
    <meta:editing-duration>PT2M49S</meta:editing-duration>
    <meta:editing-cycles>2</meta:editing-cycles>
    <meta:generator>LibreOffice/6.4.7.2$Linux_X86_64 LibreOffice_project/40$Build-2</meta:generator>
    <meta:document-statistic meta:table-count="0" meta:image-count="0" meta:object-count="0" meta:page-count="2" meta:paragraph-count="21" meta:word-count="280" meta:character-count="1645" meta:non-whitespace-character-count="1386"/>
  </office:meta>
</office:document-meta>
</file>